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0eb3be" officeooo:paragraph-rsid="000eb3be"/>
    </style:style>
    <style:style style:name="P3" style:family="paragraph" style:parent-style-name="Standard">
      <style:text-properties style:font-name="Arial" officeooo:rsid="000dd6d8" officeooo:paragraph-rsid="000dd6d8"/>
    </style:style>
    <style:style style:name="P4" style:family="paragraph" style:parent-style-name="Standard">
      <style:text-properties style:font-name="Arial" officeooo:rsid="000ee78a" officeooo:paragraph-rsid="000ee78a"/>
    </style:style>
    <style:style style:name="P5" style:family="paragraph" style:parent-style-name="Standard">
      <style:text-properties style:font-name="Arial" officeooo:rsid="000ee78a" officeooo:paragraph-rsid="0012f74a"/>
    </style:style>
    <style:style style:name="P6" style:family="paragraph" style:parent-style-name="Standard">
      <style:text-properties style:font-name="Arial" officeooo:rsid="00103f52" officeooo:paragraph-rsid="00103f52"/>
    </style:style>
    <style:style style:name="P7" style:family="paragraph" style:parent-style-name="Standard">
      <style:text-properties style:font-name="Arial" fo:font-size="14pt" fo:font-weight="bold" officeooo:rsid="000ee78a" officeooo:paragraph-rsid="0012f74a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rial" fo:font-size="14pt" fo:font-weight="bold" officeooo:rsid="001126b4" officeooo:paragraph-rsid="001126b4" style:font-size-asian="14pt" style:font-weight-asian="bold" style:font-size-complex="14pt" style:font-weight-complex="bold"/>
    </style:style>
    <style:style style:name="T1" style:family="text">
      <style:text-properties officeooo:rsid="000c5937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bold" officeooo:rsid="0012ffa3" style:font-size-asian="18pt" style:font-weight-asian="bold" style:font-size-complex="18pt" style:font-weight-complex="bold"/>
    </style:style>
    <style:style style:name="T5" style:family="text">
      <style:text-properties officeooo:rsid="001126b4"/>
    </style:style>
    <style:style style:name="T6" style:family="text">
      <style:text-properties fo:font-size="16pt" fo:font-weight="bold" officeooo:rsid="0012ffa3" style:font-size-asian="16pt" style:font-weight-asian="bold" style:font-size-complex="16pt" style:font-weight-complex="bold"/>
    </style:style>
    <style:style style:name="T7" style:family="text">
      <style:text-properties fo:color="#2b511a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9" style:family="text">
      <style:text-properties fo:background-color="#fff200" loext:char-shading-value="0"/>
    </style:style>
    <style:style style:name="T10" style:family="text">
      <style:text-properties fo:background-color="#fff200" loext:char-shading-value="0"/>
    </style:style>
    <style:style style:name="T11" style:family="text">
      <style:text-properties fo:background-color="#ffffff" loext:char-shading-value="0"/>
    </style:style>
    <style:style style:name="T12" style:family="text">
      <style:text-properties fo:color="#ccbe00" fo:background-color="#ffffff" loext:char-shading-value="0"/>
    </style:style>
    <style:style style:name="T13" style:family="text">
      <style:text-properties fo:color="#003d73" officeooo:rsid="001126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span text:style-name="T1">Social e meio ambiente</text:span></text:p>
      <text:p text:style-name="P1"/>
      <text:p text:style-name="P1"/>
      <text:p text:style-name="P1">Ecossistemas, envolve a importância de atuarmos, seja como indivíduos, governo ou empresas, de forma social e ambientalmente responsável, visando a sustentabilidade</text:p>
      <text:p text:style-name="P1"/>
      <text:p text:style-name="P1">Os <text:span text:style-name="T2">ecossistemas</text:span> são unidades naturais complexas constituídas por dois grupos de componentes: os organismos vivos, constituintes da biota, ou seja, do conjunto dos seres vivos chamados de “bióticos”, e os não vivos, chamados de abióticos. Os dois grupos estão continuamente inter-relacionados.</text:p>
      <text:p text:style-name="P1"/>
      <text:p text:style-name="P1">Um dos elementos fundamentais para a manutenção e sustentabilidade da vida na Terra é a manutenção dos <text:span text:style-name="T2">ecossistemas</text:span>.</text:p>
      <text:p text:style-name="P1"/>
      <text:p text:style-name="P1">Se analisarmos, veremos que essa palavra é formada pelo prefixo “eco” associado à palavra “sistema”. Eco tem o significado de casa, domicílio, habitat. Logo, ecossistema pode ser entendido como o sistema onde se vive.</text:p>
      <text:p text:style-name="P1"/>
      <text:p text:style-name="P2">Echossistema:</text:p>
      <text:p text:style-name="P2">eco = casa</text:p>
      <text:p text:style-name="P2">sistema = elementos interconectados formando uma ação</text:p>
      <text:p text:style-name="P1"/>
      <text:p text:style-name="P3">Elementos </text:p>
      <text:p text:style-name="P3">Bióticos = vivos </text:p>
      <text:p text:style-name="P3">Abióticos = não vivos</text:p>
      <text:p text:style-name="P3"/>
      <text:p text:style-name="P4">cadeia alimentar = Trófica</text:p>
      <text:p text:style-name="P4"/>
      <text:p text:style-name="P4"/>
      <text:p text:style-name="P6"><text:span text:style-name="T3"><text:tab/>Oferta de serviços ambientais</text:span></text:p>
      <text:p text:style-name="P6"><text:span text:style-name="T3"><text:tab/><text:tab/></text:span><text:span text:style-name="T6">capital natural do planeta</text:span></text:p>
      <text:p text:style-name="P5"><text:span text:style-name="T7">Serviços de suporte</text:span> <text:tab/><text:tab/><text:tab/><text:tab/><text:span text:style-name="T8">Serviços de provisão</text:span></text:p>
      <text:p text:style-name="P5">- ciclagem de nutriente <text:s text:c="37"/>- alimentos</text:p>
      <text:p text:style-name="P5">- produção de oxigenio<text:tab/><text:tab/><text:tab/><text:tab/>- agua doce</text:p>
      <text:p text:style-name="P5">- sequestro de carbono<text:tab/><text:tab/><text:tab/><text:tab/>- madeira</text:p>
      <text:p text:style-name="P5">- formação de solos<text:tab/><text:tab/><text:tab/><text:tab/><text:tab/>- fibra</text:p>
      <text:p text:style-name="P5"><text:tab/><text:tab/><text:tab/><text:tab/><text:tab/><text:tab/><text:tab/>- combustivel</text:p>
      <text:p text:style-name="P4"><text:tab/><text:tab/><text:tab/><text:tab/><text:tab/><text:tab/><text:tab/><text:tab/></text:p>
      <text:p text:style-name="P7"><text:span text:style-name="T12">Serviços reguladores </text:span><text:tab/><text:tab/><text:tab/><text:span text:style-name="T13">Serviços culturais</text:span></text:p>
      <text:p text:style-name="P5">- controle de enchentes <text:tab/><text:tab/><text:tab/><text:tab/>- <text:span text:style-name="T5">valores estéticos</text:span></text:p>
      <text:p text:style-name="P5">- regulação do clima <text:tab/><text:tab/><text:tab/><text:tab/>- <text:span text:style-name="T5">espirituais</text:span></text:p>
      <text:p text:style-name="P5">- qualidade da agua<text:tab/><text:tab/><text:tab/><text:tab/><text:tab/>- <text:span text:style-name="T5">religiosos </text:span></text:p>
      <text:p text:style-name="P5">- controle de doenças<text:tab/><text:tab/><text:tab/><text:tab/>- <text:span text:style-name="T5">educacionais </text:span></text:p>
      <text:p text:style-name="P5"><text:tab/><text:tab/><text:tab/><text:tab/><text:tab/><text:tab/><text:tab/>- <text:span text:style-name="T5">lazer(ecoturismo)</text:span></text:p>
      <text:p text:style-name="P8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3:20:09.802483949</meta:creation-date>
    <dc:date>2018-05-04T13:57:52.824745986</dc:date>
    <meta:editing-duration>PT36M47S</meta:editing-duration>
    <meta:editing-cycles>8</meta:editing-cycles>
    <meta:generator>LibreOffice/5.4.5.1$Linux_X86_64 LibreOffice_project/40m0$Build-1</meta:generator>
    <meta:document-statistic meta:table-count="0" meta:image-count="0" meta:object-count="0" meta:page-count="2" meta:paragraph-count="27" meta:word-count="213" meta:character-count="1497" meta:non-whitespace-character-count="1211"/>
  </office:meta>
</office:document-meta>
</file>